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0fc517" officeooo:paragraph-rsid="000fc517"/>
    </style:style>
    <style:style style:name="P2" style:family="paragraph" style:parent-style-name="Standard">
      <style:paragraph-properties fo:line-height="150%" fo:text-align="justify" style:justify-single-word="false"/>
      <style:text-properties style:font-name="Times New Roman" officeooo:rsid="000fc517" officeooo:paragraph-rsid="001894a6"/>
    </style:style>
    <style:style style:name="P3" style:family="paragraph" style:parent-style-name="Standard">
      <style:paragraph-properties fo:line-height="150%" fo:text-align="justify" style:justify-single-word="false"/>
      <style:text-properties style:font-name="Times New Roman" fo:font-style="italic" officeooo:rsid="000fc517" officeooo:paragraph-rsid="000fc517" style:font-style-asian="italic" style:font-style-complex="italic"/>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ext-properties style:font-name="Times New Roman" fo:font-size="11pt" fo:font-style="italic" officeooo:rsid="00144a0d" officeooo:paragraph-rsid="00144a0d" style:font-size-asian="11pt" style:font-style-asian="italic" style:font-size-complex="11pt" style:font-style-complex="italic"/>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44a0d" style:font-size-asian="10.5pt" style:font-style-asian="normal" style:font-size-complex="12pt" style:font-style-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acecb" style:font-size-asian="10.5pt" style:font-style-asian="normal" style:font-size-complex="12pt" style:font-style-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1ca3e6"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1acecb" style:font-size-asian="10.5pt" style:font-style-asian="normal" style:font-size-complex="12pt" style:font-style-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d989f" officeooo:paragraph-rsid="001ca3e6" style:font-size-asian="10.5pt" style:font-style-asian="normal" style:font-size-complex="12pt" style:font-style-complex="normal"/>
    </style:style>
    <style:style style:name="T1" style:family="text">
      <style:text-properties officeooo:rsid="0011a646"/>
    </style:style>
    <style:style style:name="T2" style:family="text">
      <style:text-properties style:font-name="Times New Roman1"/>
    </style:style>
    <style:style style:name="T3" style:family="text">
      <style:text-properties officeooo:rsid="0015dfe2"/>
    </style:style>
    <style:style style:name="T4" style:family="text">
      <style:text-properties officeooo:rsid="0019ef83"/>
    </style:style>
    <style:style style:name="T5" style:family="text">
      <style:text-properties style:font-name="Times New Roman" officeooo:rsid="001b5354"/>
    </style:style>
    <style:style style:name="T6" style:family="text">
      <style:text-properties style:font-name="Times New Roman" fo:font-style="italic" officeooo:rsid="001b5354" style:font-style-asian="italic" style:font-style-complex="italic"/>
    </style:style>
    <style:style style:name="T7" style:family="text">
      <style:text-properties style:font-name="Times New Roman" officeooo:rsid="001b2e15"/>
    </style:style>
    <style:style style:name="T8" style:family="text">
      <style:text-properties style:font-name="Times New Roman" officeooo:rsid="001bf47f"/>
    </style:style>
    <style:style style:name="T9" style:family="text">
      <style:text-properties style:font-name="Times New Roman" officeooo:rsid="001c6d0b"/>
    </style:style>
    <style:style style:name="T10" style:family="text">
      <style:text-properties style:font-name="Times New Roman" officeooo:rsid="001ca3e6"/>
    </style:style>
    <style:style style:name="T11" style:family="text">
      <style:text-properties style:font-name="Times New Roman" officeooo:rsid="001d989f"/>
    </style:style>
    <style:style style:name="T12" style:family="text">
      <style:text-properties officeooo:rsid="00224015"/>
    </style:style>
    <style:style style:name="T13" style:family="text">
      <style:text-properties officeooo:rsid="00231401"/>
    </style:style>
    <style:style style:name="T14" style:family="text">
      <style:text-properties officeooo:rsid="002512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é</text:p>
      <text:p text:style-name="P1"/>
      <text:p text:style-name="P1"/>
      <text:p text:style-name="P2"><text:tab/><text:span text:style-name="T1">Josephé est le premier fils de Joseph. Un jour que ce dernier prie, le Seigneur lui annonce qu'il consacrera son fils Josephé prochainement pour en faire le premier évêque de l'Église. En effet, le Seigneur reconnaît en Josephé un être d'une exceptionnelle vertu :</text:span></text:p>
      <text:p text:style-name="P1"/>
      <text:p text:style-name="P4">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 text:style-name="T2">§</text:span>50)</text:p>
      <text:p text:style-name="P5"/>
      <text:p text:style-name="P5"><text:tab/><text:span text:style-name="T3">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5"><text:tab/><text:span text:style-name="T4">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5"/>
      <text:p text:style-name="P6"><text:tab/><text:span text:style-name="T5">(</text:span><text:span text:style-name="T6">Ellipse)</text:span></text:p>
      <text:p text:style-name="P6"><text:soft-page-break/></text:p>
      <text:p text:style-name="P6"><text:span text:style-name="T5"><text:tab/></text:span><text:span text:style-name="T7">Josephé </text:span><text:span text:style-name="T12">et la</text:span><text:span text:style-name="T7"> compagnie </text:span><text:span text:style-name="T12">des chrétiens</text:span><text:span text:style-name="T7"> traversent la mer et se rendent en Grande Bretagne. Josephé a pour mission d'évangéliser cette nouvelle terre que les chrétiens considèrent comme la Terre promise.</text:span></text:p>
      <text:p text:style-name="P6"><text:span text:style-name="T7"><text:tab/>Lorsqu'il arrive à Galafort, Josephé édifie le duc Ganor, seigneur de la cité, en lui expliquant la signification de plusieurs de ses visions. Ce dernier demande aussitôt à </text:span><text:span text:style-name="T12">se faire baptisé</text:span><text:span text:style-name="T7">. Cette conversion, la première d'un seigneur de Grande Bretagne, provoque une guerre contre le roi de Northumberland. Après </text:span><text:span text:style-name="T12">la</text:span><text:span text:style-name="T7"> victoire écrasante des chrétiens, Josephé et sa compagnie quittent Galafort </text:span><text:span text:style-name="T8">et atteignent le royaume de Norgales </text:span><text:span text:style-name="T12">et sont finalement faits prisonniers</text:span><text:span text:style-name="T8"> par le roi Crudel</text:span><text:span text:style-name="T7">.</text:span></text:p>
      <text:p text:style-name="P6"><text:span text:style-name="T7"><text:tab/></text:span><text:span text:style-name="T8">Informé par le Seigneur de leur malheureuse aventure, Mordrain, resté à Sarras, décide de gagner la Grande Bretagne et de venger ses compagnons. Le roi Crudel est battu par les armées chrétiennes conduites par Mordrain et Nascien. Alors que tout le monde regagne Galafort après la victoire, Josephé et sa compagnie se rendent à Camaalot. </text:span><text:span text:style-name="T9">Malgré la traîtrise du roi Agreste qui martyrise douze chrétiens, Josephé parvient à convertir la population de </text:span><text:span text:style-name="T12">la cité</text:span><text:span text:style-name="T9">.</text:span></text:p>
      <text:p text:style-name="P8"/>
      <text:p text:style-name="P7"><text:span text:style-name="T9"><text:tab/>Josephé et sa compagnie continuent d'évangéliser le territoire de Grande Bretagne. Josephé investi Alain le Gros, fils de Bron, de la fonction de gardien du Graal. Pour </text:span><text:span text:style-name="T14">avoir accompli le miracle de multiplier les portions du poisson qu'il vient de pêcher dans un étang</text:span><text:span text:style-name="T9">, </text:span><text:span text:style-name="T14">Alain le Gros</text:span><text:span text:style-name="T9"> est surnommé le Riche Pécheur. </text:span><text:span text:style-name="T10">Au cours de leur pérégrination, Josephé profite d</text:span><text:span text:style-name="T13">u</text:span><text:span text:style-name="T10"> châtiment exemplaire de Moïse, Chanaan et Siméon, </text:span><text:span text:style-name="T13">tous trois coupables de graves péchés,</text:span><text:span text:style-name="T10"> pour sermonner la compagnie des chrétiens. </text:span><text:span text:style-name="T11">Après quinze années passées sur les routes à évangéliser le territoire de Grande Bretagne, Josephé rentre à Galafort où il couronne son frère Galaad qui devient roi de Hocelice.</text:span></text:p>
      <text:p text:style-name="P9"><text:tab/>Apprenant que Joseph son père est mort pendant son absence et le Seigneur lui faisant comprendre que lui même mourra très prochainement, Josephé décide de se rendre dans l'abbaye de Mordrain. Le lendemain, Josephé meurt et est inhumé dans l'abba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9T07:53:34.806481625</meta:creation-date>
    <dc:date>2015-06-15T08:36:04.274860050</dc:date>
    <dc:creator>Gauthier </dc:creator>
    <meta:editing-duration>PT2H39M3S</meta:editing-duration>
    <meta:editing-cycles>17</meta:editing-cycles>
    <meta:generator>LibreOffice/4.2.8.2$Linux_X86_64 LibreOffice_project/420m0$Build-2</meta:generator>
    <meta:document-statistic meta:table-count="0" meta:image-count="0" meta:object-count="0" meta:page-count="2" meta:paragraph-count="11" meta:word-count="723" meta:character-count="4353" meta:non-whitespace-character-count="3632"/>
  </office:meta>
</office:document-meta>
</file>